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f9797" officeooo:paragraph-rsid="001f9797"/>
    </style:style>
    <style:style style:name="P2" style:family="paragraph" style:parent-style-name="Text_20_body">
      <style:text-properties officeooo:rsid="001f9797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rsid="001f9797"/>
    </style:style>
    <style:style style:name="P4" style:family="paragraph" style:parent-style-name="Text_20_body" style:list-style-name="L1">
      <style:text-properties officeooo:rsid="001f9797"/>
    </style:style>
    <style:style style:name="P5" style:family="paragraph" style:parent-style-name="Horizontal_20_Line">
      <style:text-properties officeooo:rsid="001f9797"/>
    </style:style>
    <style:style style:name="P6" style:family="paragraph" style:parent-style-name="Heading_20_3">
      <style:text-properties officeooo:rsid="001f9797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officeooo:rsid="001f9797"/>
    </style:style>
    <style:style style:name="P8" style:family="paragraph" style:parent-style-name="Text_20_body" style:list-style-name="L2">
      <style:text-properties officeooo:rsid="001f9797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officeooo:rsid="001f9797"/>
    </style:style>
    <style:style style:name="P10" style:family="paragraph" style:parent-style-name="Text_20_body" style:list-style-name="L3">
      <style:text-properties officeooo:rsid="001f9797"/>
    </style:style>
    <style:style style:name="P11" style:family="paragraph" style:parent-style-name="Standard">
      <style:text-properties officeooo:rsid="00229e64" officeooo:paragraph-rsid="00229e64"/>
    </style:style>
    <style:style style:name="T1" style:family="text">
      <style:text-properties officeooo:rsid="00243364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Job Trackr</text:span></text:h>
      <text:p text:style-name="P2"><text:span text:style-name="Strong_20_Emphasis">Tagline:</text:span> <text:span text:style-name="Emphasis">Track your journey to your next job.</text:span></text:p>
      <text:p text:style-name="P2"><text:span text:style-name="Strong_20_Emphasis">IDEA:</text:span><text:line-break/>Create a job hunting tracker using <text:span text:style-name="Strong_20_Emphasis">Next.js</text:span> and <text:span text:style-name="Strong_20_Emphasis">PostgreSQL</text:span>.</text:p>
      <text:p text:style-name="P2"><text:span text:style-name="Strong_20_Emphasis">PROBLEM TO BE SOLVED:</text:span><text:line-break/>Fresh graduates often struggle to find jobs after graduation. Many lose track of their applications, overthink the process, or feel anxious about entering the corporate world. <text:span text:style-name="Strong_20_Emphasis">Job Trackr</text:span> helps users track and organize their job applications, making the job search process structured and less stressful.</text:p>
      <text:p text:style-name="P2"><text:span text:style-name="Strong_20_Emphasis">TECH STACK:</text:span></text:p>
      <text:list text:style-name="L1">
        <text:list-item>
          <text:p text:style-name="P3"><text:span text:style-name="Strong_20_Emphasis">Next.js</text:span> – Full-stack React framework </text:p>
        </text:list-item>
        <text:list-item>
          <text:p text:style-name="P4"><text:span text:style-name="Strong_20_Emphasis">PostgreSQL</text:span> – Relational database </text:p>
        </text:list-item>
      </text:list>
      <text:p text:style-name="P5"/>
      <text:h text:style-name="P6" text:outline-level="3"><text:span text:style-name="Strong_20_Emphasis">FEATURES</text:span></text:h>
      <text:p text:style-name="P2"><text:span text:style-name="Strong_20_Emphasis">Core:</text:span></text:p>
      <text:list text:style-name="L2">
        <text:list-item>
          <text:p text:style-name="P7">CRUD for job applications (Add/Edit/Delete) </text:p>
        </text:list-item>
        <text:list-item>
          <text:p text:style-name="P7">Kanban board: <text:span text:style-name="Emphasis">Applied → Interview → Offer → Hired</text:span> </text:p>
        </text:list-item>
        <text:list-item>
          <text:p text:style-name="P8">Export job statuses (CSV/PDF) </text:p>
        </text:list-item>
      </text:list>
      <text:p text:style-name="P2"><text:span text:style-name="Strong_20_Emphasis">Unique / Value-Add:</text:span></text:p>
      <text:list text:style-name="L3">
        <text:list-item>
          <text:p text:style-name="P9"><text:span text:style-name="Strong_20_Emphasis">Experience Portfolio:</text:span> Add past jobs, projects, skills, and certificates; export as PDF </text:p>
        </text:list-item>
        <text:list-item>
          <text:p text:style-name="P9"><text:span text:style-name="Strong_20_Emphasis">Application Insights:</text:span> Track conversion rates, stage durations, and visualize with charts </text:p>
        </text:list-item>
        <text:list-item>
          <text:p text:style-name="P9"><text:span text:style-name="Strong_20_Emphasis">Follow-Up Reminders:</text:span> Notes and automated nudges for timely follow-ups </text:p>
        </text:list-item>
        <text:list-item>
          <text:p text:style-name="P9"><text:span text:style-name="Strong_20_Emphasis">Job Hunt Timeline:</text:span> Chronological view of all applications </text:p>
        </text:list-item>
        <text:list-item>
          <text:p text:style-name="P9"><text:span text:style-name="Strong_20_Emphasis">Gamification:</text:span> Milestones and badges to motivate users </text:p>
        </text:list-item>
        <text:list-item>
          <text:p text:style-name="P10"><text:span text:style-name="Strong_20_Emphasis">Share &amp; Export:</text:span> Share your experience portfolio and job journey with mentors, peers, or recruiters</text:p>
        </text:list-item>
      </text:list>
      <text:p text:style-name="P11"><text:span text:style-name="T1">Idea come to life in </text:span><text:span text:style-name="T2">April 6, 202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6T12:25:32.673495142</meta:creation-date>
    <dc:date>2026-04-06T12:33:54.454444959</dc:date>
    <meta:editing-duration>PT1M6S</meta:editing-duration>
    <meta:editing-cycles>1</meta:editing-cycles>
    <meta:generator>LibreOffice/25.8.6.2$Linux_X86_64 LibreOffice_project/580$Build-2</meta:generator>
    <meta:document-statistic meta:table-count="0" meta:image-count="0" meta:object-count="0" meta:page-count="1" meta:paragraph-count="20" meta:word-count="182" meta:character-count="1181" meta:non-whitespace-character-count="1018"/>
  </office:meta>
</office:document-meta>
</file>